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3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imPeriod</text:p>
          </table:table-cell>
          <table:table-cell table:formula="of:=72000000" office:value-type="float" office:value="72000000" calcext:value-type="float">
            <text:p>72000000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PSC</text:p>
          </table:table-cell>
          <table:table-cell office:value-type="string" calcext:value-type="string">
            <text:p>Periodo min</text:p>
          </table:table-cell>
          <table:table-cell office:value-type="string" calcext:value-type="string">
            <text:p>Periodo max</text:p>
          </table:table-cell>
          <table:table-cell table:number-columns-repeated="5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1/([.B2]/([.B5]))" office:value-type="float" office:value="0.00000076388888888889" calcext:value-type="float">
            <text:p>7.63888888888889E-07</text:p>
          </table:table-cell>
          <table:table-cell table:formula="of:=[.C5]*65535" office:value-type="float" office:value="0.0500614583333333" calcext:value-type="float">
            <text:p>0.050061458333333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req Max</text:p>
          </table:table-cell>
          <table:table-cell office:value-type="string" calcext:value-type="string">
            <text:p>Freq Min</text:p>
          </table:table-cell>
          <table:table-cell table:number-columns-repeated="2"/>
          <table:table-cell office:value-type="string" calcext:value-type="string">
            <text:p>PSC</text:p>
          </table:table-cell>
          <table:table-cell table:formula="of:=[.B5]" office:value-type="float" office:value="55" calcext:value-type="float">
            <text:p>55</text:p>
          </table:table-cell>
          <table:table-cell/>
        </table:table-row>
        <table:table-row table:style-name="ro1">
          <table:table-cell table:number-columns-repeated="2"/>
          <table:table-cell table:style-name="ce1" table:formula="of:=1/[.C5]" office:value-type="float" office:value="1309090.90909091" calcext:value-type="float">
            <text:p>1.31E+06</text:p>
          </table:table-cell>
          <table:table-cell table:formula="of:=1/[.D5]" office:value-type="float" office:value="19.9754468465844" calcext:value-type="float">
            <text:p>19.9754468465844</text:p>
          </table:table-cell>
          <table:table-cell table:number-columns-repeated="3"/>
          <table:table-cell office:value-type="string" calcext:value-type="string">
            <text:p>Period</text:p>
          </table:table-cell>
          <table:table-cell office:value-type="string" calcext:value-type="string">
            <text:p>ARR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0Hz</text:p>
          </table:table-cell>
          <table:table-cell table:formula="of:=1/20" office:value-type="float" office:value="0.05" calcext:value-type="float">
            <text:p>0.05</text:p>
          </table:table-cell>
          <table:table-cell table:formula="of:=[.H8]/[.$C$5]" office:value-type="float" office:value="65454.5454545455" calcext:value-type="float">
            <text:p>65454.545454545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50Hz</text:p>
          </table:table-cell>
          <table:table-cell table:formula="of:=1/50" office:value-type="float" office:value="0.02" calcext:value-type="float">
            <text:p>0.02</text:p>
          </table:table-cell>
          <table:table-cell table:formula="of:=[.H9]/[.$C$5]" office:value-type="float" office:value="26181.8181818182" calcext:value-type="float">
            <text:p>26181.818181818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00Hz</text:p>
          </table:table-cell>
          <table:table-cell table:formula="of:=1/100" office:value-type="float" office:value="0.01" calcext:value-type="float">
            <text:p>0.01</text:p>
          </table:table-cell>
          <table:table-cell table:formula="of:=[.H10]/[.$C$5]" office:value-type="float" office:value="13090.9090909091" calcext:value-type="float">
            <text:p>13090.909090909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500Hz</text:p>
          </table:table-cell>
          <table:table-cell table:formula="of:=1/500" office:value-type="float" office:value="0.002" calcext:value-type="float">
            <text:p>0.002</text:p>
          </table:table-cell>
          <table:table-cell table:style-name="ce3" table:formula="of:=[.H11]/[.$C$5]" office:value-type="float" office:value="2618.18181818182" calcext:value-type="float">
            <text:p>2618.1818181818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0KHz</text:p>
          </table:table-cell>
          <table:table-cell table:formula="of:=1/10000" office:value-type="float" office:value="0.0001" calcext:value-type="float">
            <text:p>0.0001</text:p>
          </table:table-cell>
          <table:table-cell table:formula="of:=[.H12]/[.$C$5]" office:value-type="float" office:value="130.909090909091" calcext:value-type="float">
            <text:p>130.9090909090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7T17:56:13.268526878</meta:creation-date>
    <dc:date>2023-09-18T01:19:06.601961795</dc:date>
    <meta:editing-duration>PT1H6M11S</meta:editing-duration>
    <meta:editing-cycles>2</meta:editing-cycles>
    <meta:generator>LibreOffice/7.3.7.2$Linux_X86_64 LibreOffice_project/30$Build-2</meta:generator>
    <meta:document-statistic meta:table-count="1" meta:cell-count="31" meta:object-count="0"/>
  </office:meta>
</office:document-meta>
</file>